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01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0.901cm"/>
    </style:style>
    <style:style style:name="co9" style:family="table-column">
      <style:table-column-properties fo:break-before="auto" style:column-width="0.818cm"/>
    </style:style>
    <style:style style:name="co10" style:family="table-column">
      <style:table-column-properties fo:break-before="auto" style:column-width="0.683cm"/>
    </style:style>
    <style:style style:name="co11" style:family="table-column">
      <style:table-column-properties fo:break-before="auto" style:column-width="0.928cm"/>
    </style:style>
    <style:style style:name="co12" style:family="table-column">
      <style:table-column-properties fo:break-before="auto" style:column-width="0.873cm"/>
    </style:style>
    <style:style style:name="co13" style:family="table-column">
      <style:table-column-properties fo:break-before="auto" style:column-width="1.092cm"/>
    </style:style>
    <style:style style:name="co14" style:family="table-column">
      <style:table-column-properties fo:break-before="auto" style:column-width="1.011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0.84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6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9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30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6">
            <text:p>6</text:p>
          </table:table-cell>
          <table:table-cell table:style-name="ce13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13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13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6">
            <text:p>6</text:p>
          </table:table-cell>
          <table:table-cell table:style-name="ce13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13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7">
            <text:p>7</text:p>
          </table:table-cell>
          <table:table-cell table:style-name="ce13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13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13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7">
            <text:p>7</text:p>
          </table:table-cell>
          <table:table-cell table:style-name="ce13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13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8">
            <text:p>8</text:p>
          </table:table-cell>
          <table:table-cell table:style-name="ce13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13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13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8">
            <text:p>8</text:p>
          </table:table-cell>
          <table:table-cell table:style-name="ce13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13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9">
            <text:p>9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9">
            <text:p>9</text:p>
          </table:table-cell>
          <table:table-cell table:style-name="ce13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13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13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9">
            <text:p>9</text:p>
          </table:table-cell>
          <table:table-cell table:style-name="ce13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13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0">
            <text:p>10</text:p>
          </table:table-cell>
          <table:table-cell table:style-name="ce13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13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13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0">
            <text:p>10</text:p>
          </table:table-cell>
          <table:table-cell table:style-name="ce13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13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1">
            <text:p>11</text:p>
          </table:table-cell>
          <table:table-cell table:style-name="ce13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13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13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1">
            <text:p>11</text:p>
          </table:table-cell>
          <table:table-cell table:style-name="ce13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13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2">
            <text:p>12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2">
            <text:p>12</text:p>
          </table:table-cell>
          <table:table-cell table:style-name="ce14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13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13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2">
            <text:p>12</text:p>
          </table:table-cell>
          <table:table-cell table:style-name="ce14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13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3">
            <text:p>13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3">
            <text:p>13</text:p>
          </table:table-cell>
          <table:table-cell table:style-name="ce13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13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13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3">
            <text:p>13</text:p>
          </table:table-cell>
          <table:table-cell table:style-name="ce13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13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4">
            <text:p>14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4">
            <text:p>14</text:p>
          </table:table-cell>
          <table:table-cell table:style-name="ce13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13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13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4">
            <text:p>14</text:p>
          </table:table-cell>
          <table:table-cell table:style-name="ce13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13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5">
            <text:p>15</text:p>
          </table:table-cell>
          <table:table-cell table:style-name="ce13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13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13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5">
            <text:p>15</text:p>
          </table:table-cell>
          <table:table-cell table:style-name="ce13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13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16">
            <text:p>16</text:p>
          </table:table-cell>
          <table:table-cell table:style-name="ce14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13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13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16">
            <text:p>16</text:p>
          </table:table-cell>
          <table:table-cell table:style-name="ce14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13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7">
            <text:p>17</text:p>
          </table:table-cell>
          <table:table-cell table:style-name="ce13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13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13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7">
            <text:p>17</text:p>
          </table:table-cell>
          <table:table-cell table:style-name="ce13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13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8">
            <text:p>18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8">
            <text:p>18</text:p>
          </table:table-cell>
          <table:table-cell table:style-name="ce13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13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13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8">
            <text:p>18</text:p>
          </table:table-cell>
          <table:table-cell table:style-name="ce13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13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9">
            <text:p>19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9">
            <text:p>19</text:p>
          </table:table-cell>
          <table:table-cell table:style-name="ce13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13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13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19">
            <text:p>19</text:p>
          </table:table-cell>
          <table:table-cell table:style-name="ce13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13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0">
            <text:p>20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0">
            <text:p>20</text:p>
          </table:table-cell>
          <table:table-cell table:style-name="ce13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13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13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0">
            <text:p>20</text:p>
          </table:table-cell>
          <table:table-cell table:style-name="ce13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13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1">
            <text:p>21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1">
            <text:p>21</text:p>
          </table:table-cell>
          <table:table-cell table:style-name="ce13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14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13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1">
            <text:p>21</text:p>
          </table:table-cell>
          <table:table-cell table:style-name="ce13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14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2">
            <text:p>22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2">
            <text:p>22</text:p>
          </table:table-cell>
          <table:table-cell table:style-name="ce13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13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13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2">
            <text:p>22</text:p>
          </table:table-cell>
          <table:table-cell table:style-name="ce13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13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3">
            <text:p>23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3">
            <text:p>23</text:p>
          </table:table-cell>
          <table:table-cell table:style-name="ce13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13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13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3">
            <text:p>23</text:p>
          </table:table-cell>
          <table:table-cell table:style-name="ce13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13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4">
            <text:p>24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4">
            <text:p>24</text:p>
          </table:table-cell>
          <table:table-cell table:style-name="ce13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13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13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4">
            <text:p>24</text:p>
          </table:table-cell>
          <table:table-cell table:style-name="ce13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13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5">
            <text:p>25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5">
            <text:p>25</text:p>
          </table:table-cell>
          <table:table-cell table:style-name="ce13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14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13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5">
            <text:p>25</text:p>
          </table:table-cell>
          <table:table-cell table:style-name="ce13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14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6">
            <text:p>26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6">
            <text:p>26</text:p>
          </table:table-cell>
          <table:table-cell table:style-name="ce13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13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14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6">
            <text:p>26</text:p>
          </table:table-cell>
          <table:table-cell table:style-name="ce13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13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7">
            <text:p>27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7">
            <text:p>27</text:p>
          </table:table-cell>
          <table:table-cell table:style-name="ce13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13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13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7">
            <text:p>27</text:p>
          </table:table-cell>
          <table:table-cell table:style-name="ce13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13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8">
            <text:p>28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8">
            <text:p>28</text:p>
          </table:table-cell>
          <table:table-cell table:style-name="ce13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13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13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8">
            <text:p>28</text:p>
          </table:table-cell>
          <table:table-cell table:style-name="ce13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13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9">
            <text:p>29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9">
            <text:p>29</text:p>
          </table:table-cell>
          <table:table-cell table:style-name="ce13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13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13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29">
            <text:p>29</text:p>
          </table:table-cell>
          <table:table-cell table:style-name="ce13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13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0">
            <text:p>30</text:p>
          </table:table-cell>
          <table:table-cell table:style-name="ce13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13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13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0">
            <text:p>30</text:p>
          </table:table-cell>
          <table:table-cell table:style-name="ce13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13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1">
            <text:p>31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1">
            <text:p>31</text:p>
          </table:table-cell>
          <table:table-cell table:style-name="ce13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13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13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1">
            <text:p>31</text:p>
          </table:table-cell>
          <table:table-cell table:style-name="ce13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13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2">
            <text:p>32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2">
            <text:p>32</text:p>
          </table:table-cell>
          <table:table-cell table:style-name="ce13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13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13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2">
            <text:p>32</text:p>
          </table:table-cell>
          <table:table-cell table:style-name="ce13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13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3">
            <text:p>33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3">
            <text:p>33</text:p>
          </table:table-cell>
          <table:table-cell table:style-name="ce13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13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13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3">
            <text:p>33</text:p>
          </table:table-cell>
          <table:table-cell table:style-name="ce13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13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4">
            <text:p>34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4">
            <text:p>34</text:p>
          </table:table-cell>
          <table:table-cell table:style-name="ce13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13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13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4">
            <text:p>34</text:p>
          </table:table-cell>
          <table:table-cell table:style-name="ce13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13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5">
            <text:p>35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5">
            <text:p>35</text:p>
          </table:table-cell>
          <table:table-cell table:style-name="ce13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13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13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5">
            <text:p>35</text:p>
          </table:table-cell>
          <table:table-cell table:style-name="ce13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13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6">
            <text:p>36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6">
            <text:p>36</text:p>
          </table:table-cell>
          <table:table-cell table:style-name="ce13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13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14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6">
            <text:p>36</text:p>
          </table:table-cell>
          <table:table-cell table:style-name="ce13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13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7">
            <text:p>37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7">
            <text:p>37</text:p>
          </table:table-cell>
          <table:table-cell table:style-name="ce13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13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13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7">
            <text:p>37</text:p>
          </table:table-cell>
          <table:table-cell table:style-name="ce13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13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8">
            <text:p>38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8">
            <text:p>38</text:p>
          </table:table-cell>
          <table:table-cell table:style-name="ce13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13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13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8">
            <text:p>38</text:p>
          </table:table-cell>
          <table:table-cell table:style-name="ce13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13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9">
            <text:p>39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9">
            <text:p>39</text:p>
          </table:table-cell>
          <table:table-cell table:style-name="ce13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13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13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13"/>
          <table:table-cell table:style-name="ce17"/>
          <table:table-cell table:style-name="ce20"/>
          <table:table-cell table:style-name="ce6" office:value-type="float" office:value="39">
            <text:p>39</text:p>
          </table:table-cell>
          <table:table-cell table:style-name="ce13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13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0"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 table:style-name="ce20"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style-name="ce20"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style-name="ce20"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2º bim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1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17" office:value-type="float" office:value="9">
            <text:p>9</text:p>
          </table:table-cell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17" office:value-type="float" office:value="9">
            <text:p>9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17" office:value-type="float" office:value="9">
            <text:p>9</text:p>
          </table:table-cell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1">
            <text:p>11</text:p>
          </table:table-cell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17" office:value-type="float" office:value="9">
            <text:p>9</text:p>
          </table:table-cell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1">
            <text:p>11</text:p>
          </table:table-cell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2">
            <text:p>12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2">
            <text:p>1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9">
            <text:p>9</text:p>
          </table:table-cell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5">
            <text:p>15</text:p>
          </table:table-cell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17" office:value-type="float" office:value="15">
            <text:p>15</text:p>
          </table:table-cell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9">
            <text:p>9</text:p>
          </table:table-cell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5">
            <text:p>15</text:p>
          </table:table-cell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17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6">
            <text:p>6</text:p>
          </table:table-cell>
          <table:table-cell table:style-name="ce23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3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3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6">
            <text:p>6</text:p>
          </table:table-cell>
          <table:table-cell table:style-name="ce23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3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7">
            <text:p>7</text:p>
          </table:table-cell>
          <table:table-cell table:style-name="ce23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3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3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7">
            <text:p>7</text:p>
          </table:table-cell>
          <table:table-cell table:style-name="ce23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3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8">
            <text:p>8</text:p>
          </table:table-cell>
          <table:table-cell table:style-name="ce23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3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3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8">
            <text:p>8</text:p>
          </table:table-cell>
          <table:table-cell table:style-name="ce23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3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9">
            <text:p>9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9">
            <text:p>9</text:p>
          </table:table-cell>
          <table:table-cell table:style-name="ce23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3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3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9">
            <text:p>9</text:p>
          </table:table-cell>
          <table:table-cell table:style-name="ce23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3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0">
            <text:p>10</text:p>
          </table:table-cell>
          <table:table-cell table:style-name="ce23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3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3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0">
            <text:p>10</text:p>
          </table:table-cell>
          <table:table-cell table:style-name="ce23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3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1">
            <text:p>11</text:p>
          </table:table-cell>
          <table:table-cell table:style-name="ce23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3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3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1">
            <text:p>11</text:p>
          </table:table-cell>
          <table:table-cell table:style-name="ce23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3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2">
            <text:p>12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2">
            <text:p>12</text:p>
          </table:table-cell>
          <table:table-cell table:style-name="ce23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3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3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2">
            <text:p>12</text:p>
          </table:table-cell>
          <table:table-cell table:style-name="ce23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3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3">
            <text:p>13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3">
            <text:p>13</text:p>
          </table:table-cell>
          <table:table-cell table:style-name="ce23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3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3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3">
            <text:p>13</text:p>
          </table:table-cell>
          <table:table-cell table:style-name="ce23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3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4">
            <text:p>14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4">
            <text:p>14</text:p>
          </table:table-cell>
          <table:table-cell table:style-name="ce23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3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3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4">
            <text:p>14</text:p>
          </table:table-cell>
          <table:table-cell table:style-name="ce23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3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5">
            <text:p>15</text:p>
          </table:table-cell>
          <table:table-cell table:style-name="ce23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3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3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5">
            <text:p>15</text:p>
          </table:table-cell>
          <table:table-cell table:style-name="ce23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3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16">
            <text:p>16</text:p>
          </table:table-cell>
          <table:table-cell table:style-name="ce24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24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24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24"/>
          <table:table-cell table:style-name="ce17"/>
          <table:table-cell table:style-name="ce20"/>
          <table:table-cell table:style-name="ce6" office:value-type="float" office:value="16">
            <text:p>16</text:p>
          </table:table-cell>
          <table:table-cell table:style-name="ce24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24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2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7">
            <text:p>17</text:p>
          </table:table-cell>
          <table:table-cell table:style-name="ce23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3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3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7">
            <text:p>17</text:p>
          </table:table-cell>
          <table:table-cell table:style-name="ce23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3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8">
            <text:p>18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8">
            <text:p>18</text:p>
          </table:table-cell>
          <table:table-cell table:style-name="ce23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3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3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8">
            <text:p>18</text:p>
          </table:table-cell>
          <table:table-cell table:style-name="ce23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3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9">
            <text:p>19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9">
            <text:p>19</text:p>
          </table:table-cell>
          <table:table-cell table:style-name="ce23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3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3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19">
            <text:p>19</text:p>
          </table:table-cell>
          <table:table-cell table:style-name="ce23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3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0">
            <text:p>20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0">
            <text:p>20</text:p>
          </table:table-cell>
          <table:table-cell table:style-name="ce23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3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3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0">
            <text:p>20</text:p>
          </table:table-cell>
          <table:table-cell table:style-name="ce23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3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1">
            <text:p>21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1">
            <text:p>21</text:p>
          </table:table-cell>
          <table:table-cell table:style-name="ce23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3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3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1">
            <text:p>21</text:p>
          </table:table-cell>
          <table:table-cell table:style-name="ce23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3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2">
            <text:p>22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2">
            <text:p>22</text:p>
          </table:table-cell>
          <table:table-cell table:style-name="ce23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3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3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2">
            <text:p>22</text:p>
          </table:table-cell>
          <table:table-cell table:style-name="ce23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3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3">
            <text:p>23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3">
            <text:p>23</text:p>
          </table:table-cell>
          <table:table-cell table:style-name="ce23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3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3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3">
            <text:p>23</text:p>
          </table:table-cell>
          <table:table-cell table:style-name="ce23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3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4">
            <text:p>24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4">
            <text:p>24</text:p>
          </table:table-cell>
          <table:table-cell table:style-name="ce23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3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3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4">
            <text:p>24</text:p>
          </table:table-cell>
          <table:table-cell table:style-name="ce23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3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5">
            <text:p>25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5">
            <text:p>25</text:p>
          </table:table-cell>
          <table:table-cell table:style-name="ce23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3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3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5">
            <text:p>25</text:p>
          </table:table-cell>
          <table:table-cell table:style-name="ce23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3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6">
            <text:p>26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6">
            <text:p>26</text:p>
          </table:table-cell>
          <table:table-cell table:style-name="ce23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3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3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6">
            <text:p>26</text:p>
          </table:table-cell>
          <table:table-cell table:style-name="ce23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3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7">
            <text:p>27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7">
            <text:p>27</text:p>
          </table:table-cell>
          <table:table-cell table:style-name="ce23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3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3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7">
            <text:p>27</text:p>
          </table:table-cell>
          <table:table-cell table:style-name="ce23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3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8">
            <text:p>28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8">
            <text:p>28</text:p>
          </table:table-cell>
          <table:table-cell table:style-name="ce23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3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3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8">
            <text:p>28</text:p>
          </table:table-cell>
          <table:table-cell table:style-name="ce23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3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9">
            <text:p>29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9">
            <text:p>29</text:p>
          </table:table-cell>
          <table:table-cell table:style-name="ce23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3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3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29">
            <text:p>29</text:p>
          </table:table-cell>
          <table:table-cell table:style-name="ce23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3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0">
            <text:p>30</text:p>
          </table:table-cell>
          <table:table-cell table:style-name="ce23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3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3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0">
            <text:p>30</text:p>
          </table:table-cell>
          <table:table-cell table:style-name="ce23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3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1">
            <text:p>31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1">
            <text:p>31</text:p>
          </table:table-cell>
          <table:table-cell table:style-name="ce23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3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3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1">
            <text:p>31</text:p>
          </table:table-cell>
          <table:table-cell table:style-name="ce23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3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2">
            <text:p>32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2">
            <text:p>32</text:p>
          </table:table-cell>
          <table:table-cell table:style-name="ce23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3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3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2">
            <text:p>32</text:p>
          </table:table-cell>
          <table:table-cell table:style-name="ce23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3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3">
            <text:p>33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3">
            <text:p>33</text:p>
          </table:table-cell>
          <table:table-cell table:style-name="ce23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3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3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3">
            <text:p>33</text:p>
          </table:table-cell>
          <table:table-cell table:style-name="ce23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3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4">
            <text:p>34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4">
            <text:p>34</text:p>
          </table:table-cell>
          <table:table-cell table:style-name="ce23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3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3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4">
            <text:p>34</text:p>
          </table:table-cell>
          <table:table-cell table:style-name="ce23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3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5">
            <text:p>35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5">
            <text:p>35</text:p>
          </table:table-cell>
          <table:table-cell table:style-name="ce23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3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3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5">
            <text:p>35</text:p>
          </table:table-cell>
          <table:table-cell table:style-name="ce23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3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6">
            <text:p>36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6">
            <text:p>36</text:p>
          </table:table-cell>
          <table:table-cell table:style-name="ce23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3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3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6">
            <text:p>36</text:p>
          </table:table-cell>
          <table:table-cell table:style-name="ce23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3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7">
            <text:p>37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7">
            <text:p>37</text:p>
          </table:table-cell>
          <table:table-cell table:style-name="ce23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3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3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7">
            <text:p>37</text:p>
          </table:table-cell>
          <table:table-cell table:style-name="ce23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3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8">
            <text:p>38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8">
            <text:p>38</text:p>
          </table:table-cell>
          <table:table-cell table:style-name="ce23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3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3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8">
            <text:p>38</text:p>
          </table:table-cell>
          <table:table-cell table:style-name="ce23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3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9">
            <text:p>39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9">
            <text:p>39</text:p>
          </table:table-cell>
          <table:table-cell table:style-name="ce23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3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3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3"/>
          <table:table-cell table:style-name="ce17"/>
          <table:table-cell table:style-name="ce20"/>
          <table:table-cell table:style-name="ce6" office:value-type="float" office:value="39">
            <text:p>39</text:p>
          </table:table-cell>
          <table:table-cell table:style-name="ce23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3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3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0"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 table:style-name="ce20"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style-name="ce20"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style-name="ce20"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3ºbim" table:style-name="ta1" table:print="false"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1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6">
            <text:p>6</text:p>
          </table:table-cell>
          <table:table-cell table:style-name="ce26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6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6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6">
            <text:p>6</text:p>
          </table:table-cell>
          <table:table-cell table:style-name="ce26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6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7">
            <text:p>7</text:p>
          </table:table-cell>
          <table:table-cell table:style-name="ce26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6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6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7">
            <text:p>7</text:p>
          </table:table-cell>
          <table:table-cell table:style-name="ce26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6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8">
            <text:p>8</text:p>
          </table:table-cell>
          <table:table-cell table:style-name="ce26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6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6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8">
            <text:p>8</text:p>
          </table:table-cell>
          <table:table-cell table:style-name="ce26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6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9">
            <text:p>9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9">
            <text:p>9</text:p>
          </table:table-cell>
          <table:table-cell table:style-name="ce26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6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6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9">
            <text:p>9</text:p>
          </table:table-cell>
          <table:table-cell table:style-name="ce26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6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0">
            <text:p>10</text:p>
          </table:table-cell>
          <table:table-cell table:style-name="ce26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6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6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0">
            <text:p>10</text:p>
          </table:table-cell>
          <table:table-cell table:style-name="ce26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6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1">
            <text:p>11</text:p>
          </table:table-cell>
          <table:table-cell table:style-name="ce26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6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6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1">
            <text:p>11</text:p>
          </table:table-cell>
          <table:table-cell table:style-name="ce26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6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2">
            <text:p>12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2">
            <text:p>12</text:p>
          </table:table-cell>
          <table:table-cell table:style-name="ce26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6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6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2">
            <text:p>12</text:p>
          </table:table-cell>
          <table:table-cell table:style-name="ce26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6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3">
            <text:p>13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3">
            <text:p>13</text:p>
          </table:table-cell>
          <table:table-cell table:style-name="ce26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6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6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3">
            <text:p>13</text:p>
          </table:table-cell>
          <table:table-cell table:style-name="ce26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6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4">
            <text:p>14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4">
            <text:p>14</text:p>
          </table:table-cell>
          <table:table-cell table:style-name="ce26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6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6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4">
            <text:p>14</text:p>
          </table:table-cell>
          <table:table-cell table:style-name="ce26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6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5">
            <text:p>15</text:p>
          </table:table-cell>
          <table:table-cell table:style-name="ce26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6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6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5">
            <text:p>15</text:p>
          </table:table-cell>
          <table:table-cell table:style-name="ce26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6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27"/>
          <table:table-cell table:style-name="ce17"/>
          <table:table-cell table:style-name="ce20"/>
          <table:table-cell table:style-name="ce6" office:value-type="float" office:value="16">
            <text:p>16</text:p>
          </table:table-cell>
          <table:table-cell table:style-name="ce27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27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27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27"/>
          <table:table-cell table:style-name="ce17"/>
          <table:table-cell table:style-name="ce20"/>
          <table:table-cell table:style-name="ce6" office:value-type="float" office:value="16">
            <text:p>16</text:p>
          </table:table-cell>
          <table:table-cell table:style-name="ce27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27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27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7">
            <text:p>17</text:p>
          </table:table-cell>
          <table:table-cell table:style-name="ce26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6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6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7">
            <text:p>17</text:p>
          </table:table-cell>
          <table:table-cell table:style-name="ce26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6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8">
            <text:p>18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8">
            <text:p>18</text:p>
          </table:table-cell>
          <table:table-cell table:style-name="ce26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6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6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8">
            <text:p>18</text:p>
          </table:table-cell>
          <table:table-cell table:style-name="ce26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6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9">
            <text:p>19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9">
            <text:p>19</text:p>
          </table:table-cell>
          <table:table-cell table:style-name="ce26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6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6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19">
            <text:p>19</text:p>
          </table:table-cell>
          <table:table-cell table:style-name="ce26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6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0">
            <text:p>20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0">
            <text:p>20</text:p>
          </table:table-cell>
          <table:table-cell table:style-name="ce26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6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6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0">
            <text:p>20</text:p>
          </table:table-cell>
          <table:table-cell table:style-name="ce26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6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1">
            <text:p>21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1">
            <text:p>21</text:p>
          </table:table-cell>
          <table:table-cell table:style-name="ce26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6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6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1">
            <text:p>21</text:p>
          </table:table-cell>
          <table:table-cell table:style-name="ce26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6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2">
            <text:p>22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2">
            <text:p>22</text:p>
          </table:table-cell>
          <table:table-cell table:style-name="ce26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6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6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2">
            <text:p>22</text:p>
          </table:table-cell>
          <table:table-cell table:style-name="ce26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6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3">
            <text:p>23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3">
            <text:p>23</text:p>
          </table:table-cell>
          <table:table-cell table:style-name="ce26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6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6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3">
            <text:p>23</text:p>
          </table:table-cell>
          <table:table-cell table:style-name="ce26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6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4">
            <text:p>24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4">
            <text:p>24</text:p>
          </table:table-cell>
          <table:table-cell table:style-name="ce26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6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6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4">
            <text:p>24</text:p>
          </table:table-cell>
          <table:table-cell table:style-name="ce26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6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5">
            <text:p>25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5">
            <text:p>25</text:p>
          </table:table-cell>
          <table:table-cell table:style-name="ce26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6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6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5">
            <text:p>25</text:p>
          </table:table-cell>
          <table:table-cell table:style-name="ce26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6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6">
            <text:p>26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6">
            <text:p>26</text:p>
          </table:table-cell>
          <table:table-cell table:style-name="ce26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6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6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6">
            <text:p>26</text:p>
          </table:table-cell>
          <table:table-cell table:style-name="ce26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6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7">
            <text:p>27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7">
            <text:p>27</text:p>
          </table:table-cell>
          <table:table-cell table:style-name="ce26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6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6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7">
            <text:p>27</text:p>
          </table:table-cell>
          <table:table-cell table:style-name="ce26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6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8">
            <text:p>28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8">
            <text:p>28</text:p>
          </table:table-cell>
          <table:table-cell table:style-name="ce26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6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6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8">
            <text:p>28</text:p>
          </table:table-cell>
          <table:table-cell table:style-name="ce26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6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9">
            <text:p>29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9">
            <text:p>29</text:p>
          </table:table-cell>
          <table:table-cell table:style-name="ce26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6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6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29">
            <text:p>29</text:p>
          </table:table-cell>
          <table:table-cell table:style-name="ce26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6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0">
            <text:p>30</text:p>
          </table:table-cell>
          <table:table-cell table:style-name="ce26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6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6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0">
            <text:p>30</text:p>
          </table:table-cell>
          <table:table-cell table:style-name="ce26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6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1">
            <text:p>31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1">
            <text:p>31</text:p>
          </table:table-cell>
          <table:table-cell table:style-name="ce26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6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6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1">
            <text:p>31</text:p>
          </table:table-cell>
          <table:table-cell table:style-name="ce26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6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2">
            <text:p>32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2">
            <text:p>32</text:p>
          </table:table-cell>
          <table:table-cell table:style-name="ce26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6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6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2">
            <text:p>32</text:p>
          </table:table-cell>
          <table:table-cell table:style-name="ce26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6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3">
            <text:p>33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3">
            <text:p>33</text:p>
          </table:table-cell>
          <table:table-cell table:style-name="ce26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6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6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3">
            <text:p>33</text:p>
          </table:table-cell>
          <table:table-cell table:style-name="ce26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6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4">
            <text:p>34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4">
            <text:p>34</text:p>
          </table:table-cell>
          <table:table-cell table:style-name="ce26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6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6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4">
            <text:p>34</text:p>
          </table:table-cell>
          <table:table-cell table:style-name="ce26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6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5">
            <text:p>35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5">
            <text:p>35</text:p>
          </table:table-cell>
          <table:table-cell table:style-name="ce26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6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6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5">
            <text:p>35</text:p>
          </table:table-cell>
          <table:table-cell table:style-name="ce26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6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6">
            <text:p>36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6">
            <text:p>36</text:p>
          </table:table-cell>
          <table:table-cell table:style-name="ce26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6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6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6">
            <text:p>36</text:p>
          </table:table-cell>
          <table:table-cell table:style-name="ce26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6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7">
            <text:p>37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7">
            <text:p>37</text:p>
          </table:table-cell>
          <table:table-cell table:style-name="ce26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6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6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7">
            <text:p>37</text:p>
          </table:table-cell>
          <table:table-cell table:style-name="ce26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6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8">
            <text:p>38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8">
            <text:p>38</text:p>
          </table:table-cell>
          <table:table-cell table:style-name="ce26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6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6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8">
            <text:p>38</text:p>
          </table:table-cell>
          <table:table-cell table:style-name="ce26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6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9">
            <text:p>39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9">
            <text:p>39</text:p>
          </table:table-cell>
          <table:table-cell table:style-name="ce26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6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6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6"/>
          <table:table-cell table:style-name="ce17"/>
          <table:table-cell table:style-name="ce20"/>
          <table:table-cell table:style-name="ce6" office:value-type="float" office:value="39">
            <text:p>39</text:p>
          </table:table-cell>
          <table:table-cell table:style-name="ce26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6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0"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 table:style-name="ce20"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style-name="ce20"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style-name="ce20"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4º bim" table:style-name="ta1" table:print="false"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number-columns-repeated="1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6">
            <text:p>6</text:p>
          </table:table-cell>
          <table:table-cell table:style-name="ce29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9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9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6">
            <text:p>6</text:p>
          </table:table-cell>
          <table:table-cell table:style-name="ce29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9"/>
          <table:table-cell table:style-name="ce17"/>
          <table:table-cell/>
          <table:table-cell table:style-name="ce6" office:value-type="float" office:value="6">
            <text:p>6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7">
            <text:p>7</text:p>
          </table:table-cell>
          <table:table-cell table:style-name="ce29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9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9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7">
            <text:p>7</text:p>
          </table:table-cell>
          <table:table-cell table:style-name="ce29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9"/>
          <table:table-cell table:style-name="ce17"/>
          <table:table-cell/>
          <table:table-cell table:style-name="ce6" office:value-type="float" office:value="7">
            <text:p>7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8">
            <text:p>8</text:p>
          </table:table-cell>
          <table:table-cell table:style-name="ce29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9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9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8">
            <text:p>8</text:p>
          </table:table-cell>
          <table:table-cell table:style-name="ce29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9"/>
          <table:table-cell table:style-name="ce17"/>
          <table:table-cell/>
          <table:table-cell table:style-name="ce6" office:value-type="float" office:value="8">
            <text:p>8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9">
            <text:p>9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9">
            <text:p>9</text:p>
          </table:table-cell>
          <table:table-cell table:style-name="ce29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9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9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9">
            <text:p>9</text:p>
          </table:table-cell>
          <table:table-cell table:style-name="ce29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9"/>
          <table:table-cell table:style-name="ce17"/>
          <table:table-cell/>
          <table:table-cell table:style-name="ce6" office:value-type="float" office:value="9">
            <text:p>9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0">
            <text:p>10</text:p>
          </table:table-cell>
          <table:table-cell table:style-name="ce29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9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9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0">
            <text:p>10</text:p>
          </table:table-cell>
          <table:table-cell table:style-name="ce29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9"/>
          <table:table-cell table:style-name="ce17"/>
          <table:table-cell/>
          <table:table-cell table:style-name="ce6" office:value-type="float" office:value="10">
            <text:p>10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1">
            <text:p>11</text:p>
          </table:table-cell>
          <table:table-cell table:style-name="ce29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9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9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1">
            <text:p>11</text:p>
          </table:table-cell>
          <table:table-cell table:style-name="ce29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9"/>
          <table:table-cell table:style-name="ce17"/>
          <table:table-cell/>
          <table:table-cell table:style-name="ce6" office:value-type="float" office:value="11">
            <text:p>11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2">
            <text:p>12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2">
            <text:p>12</text:p>
          </table:table-cell>
          <table:table-cell table:style-name="ce29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9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9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2">
            <text:p>12</text:p>
          </table:table-cell>
          <table:table-cell table:style-name="ce29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9"/>
          <table:table-cell table:style-name="ce17"/>
          <table:table-cell/>
          <table:table-cell table:style-name="ce6" office:value-type="float" office:value="12">
            <text:p>12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3">
            <text:p>13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3">
            <text:p>13</text:p>
          </table:table-cell>
          <table:table-cell table:style-name="ce29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9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9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3">
            <text:p>13</text:p>
          </table:table-cell>
          <table:table-cell table:style-name="ce29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9"/>
          <table:table-cell table:style-name="ce17"/>
          <table:table-cell/>
          <table:table-cell table:style-name="ce6" office:value-type="float" office:value="13">
            <text:p>13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4">
            <text:p>14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4">
            <text:p>14</text:p>
          </table:table-cell>
          <table:table-cell table:style-name="ce29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9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9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4">
            <text:p>14</text:p>
          </table:table-cell>
          <table:table-cell table:style-name="ce29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9"/>
          <table:table-cell table:style-name="ce17"/>
          <table:table-cell/>
          <table:table-cell table:style-name="ce6" office:value-type="float" office:value="14">
            <text:p>14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5">
            <text:p>15</text:p>
          </table:table-cell>
          <table:table-cell table:style-name="ce29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9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9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5">
            <text:p>15</text:p>
          </table:table-cell>
          <table:table-cell table:style-name="ce29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9"/>
          <table:table-cell table:style-name="ce17"/>
          <table:table-cell/>
          <table:table-cell table:style-name="ce6" office:value-type="float" office:value="15">
            <text:p>15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30"/>
          <table:table-cell table:style-name="ce17"/>
          <table:table-cell table:style-name="ce20"/>
          <table:table-cell table:style-name="ce6" office:value-type="float" office:value="16">
            <text:p>16</text:p>
          </table:table-cell>
          <table:table-cell table:style-name="ce30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30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30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30"/>
          <table:table-cell table:style-name="ce17"/>
          <table:table-cell table:style-name="ce20"/>
          <table:table-cell table:style-name="ce6" office:value-type="float" office:value="16">
            <text:p>16</text:p>
          </table:table-cell>
          <table:table-cell table:style-name="ce30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30"/>
          <table:table-cell table:style-name="ce17"/>
          <table:table-cell/>
          <table:table-cell table:style-name="ce6" office:value-type="float" office:value="16">
            <text:p>16</text:p>
          </table:table-cell>
          <table:table-cell table:style-name="ce30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7">
            <text:p>17</text:p>
          </table:table-cell>
          <table:table-cell table:style-name="ce29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9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9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7">
            <text:p>17</text:p>
          </table:table-cell>
          <table:table-cell table:style-name="ce29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9"/>
          <table:table-cell table:style-name="ce17"/>
          <table:table-cell/>
          <table:table-cell table:style-name="ce6" office:value-type="float" office:value="17">
            <text:p>17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8">
            <text:p>18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8">
            <text:p>18</text:p>
          </table:table-cell>
          <table:table-cell table:style-name="ce29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9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9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8">
            <text:p>18</text:p>
          </table:table-cell>
          <table:table-cell table:style-name="ce29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9"/>
          <table:table-cell table:style-name="ce17"/>
          <table:table-cell/>
          <table:table-cell table:style-name="ce6" office:value-type="float" office:value="18">
            <text:p>18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19">
            <text:p>19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9">
            <text:p>19</text:p>
          </table:table-cell>
          <table:table-cell table:style-name="ce29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9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9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19">
            <text:p>19</text:p>
          </table:table-cell>
          <table:table-cell table:style-name="ce29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9"/>
          <table:table-cell table:style-name="ce17"/>
          <table:table-cell/>
          <table:table-cell table:style-name="ce6" office:value-type="float" office:value="19">
            <text:p>19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0">
            <text:p>20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0">
            <text:p>20</text:p>
          </table:table-cell>
          <table:table-cell table:style-name="ce29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9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9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0">
            <text:p>20</text:p>
          </table:table-cell>
          <table:table-cell table:style-name="ce29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9"/>
          <table:table-cell table:style-name="ce17"/>
          <table:table-cell/>
          <table:table-cell table:style-name="ce6" office:value-type="float" office:value="20">
            <text:p>20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1">
            <text:p>21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1">
            <text:p>21</text:p>
          </table:table-cell>
          <table:table-cell table:style-name="ce29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9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9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1">
            <text:p>21</text:p>
          </table:table-cell>
          <table:table-cell table:style-name="ce29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9"/>
          <table:table-cell table:style-name="ce17"/>
          <table:table-cell/>
          <table:table-cell table:style-name="ce6" office:value-type="float" office:value="21">
            <text:p>21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2">
            <text:p>22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2">
            <text:p>22</text:p>
          </table:table-cell>
          <table:table-cell table:style-name="ce29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9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9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2">
            <text:p>22</text:p>
          </table:table-cell>
          <table:table-cell table:style-name="ce29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9"/>
          <table:table-cell table:style-name="ce17"/>
          <table:table-cell/>
          <table:table-cell table:style-name="ce6" office:value-type="float" office:value="22">
            <text:p>22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3">
            <text:p>23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3">
            <text:p>23</text:p>
          </table:table-cell>
          <table:table-cell table:style-name="ce29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9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9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3">
            <text:p>23</text:p>
          </table:table-cell>
          <table:table-cell table:style-name="ce29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9"/>
          <table:table-cell table:style-name="ce17"/>
          <table:table-cell/>
          <table:table-cell table:style-name="ce6" office:value-type="float" office:value="23">
            <text:p>23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4">
            <text:p>24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4">
            <text:p>24</text:p>
          </table:table-cell>
          <table:table-cell table:style-name="ce29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9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9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4">
            <text:p>24</text:p>
          </table:table-cell>
          <table:table-cell table:style-name="ce29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9"/>
          <table:table-cell table:style-name="ce17"/>
          <table:table-cell/>
          <table:table-cell table:style-name="ce6" office:value-type="float" office:value="24">
            <text:p>24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5">
            <text:p>25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5">
            <text:p>25</text:p>
          </table:table-cell>
          <table:table-cell table:style-name="ce29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9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9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5">
            <text:p>25</text:p>
          </table:table-cell>
          <table:table-cell table:style-name="ce29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9"/>
          <table:table-cell table:style-name="ce17"/>
          <table:table-cell/>
          <table:table-cell table:style-name="ce6" office:value-type="float" office:value="25">
            <text:p>25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6">
            <text:p>26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6">
            <text:p>26</text:p>
          </table:table-cell>
          <table:table-cell table:style-name="ce29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9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9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6">
            <text:p>26</text:p>
          </table:table-cell>
          <table:table-cell table:style-name="ce29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9"/>
          <table:table-cell table:style-name="ce17"/>
          <table:table-cell/>
          <table:table-cell table:style-name="ce6" office:value-type="float" office:value="26">
            <text:p>26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7">
            <text:p>27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7">
            <text:p>27</text:p>
          </table:table-cell>
          <table:table-cell table:style-name="ce29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9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9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7">
            <text:p>27</text:p>
          </table:table-cell>
          <table:table-cell table:style-name="ce29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9"/>
          <table:table-cell table:style-name="ce17"/>
          <table:table-cell/>
          <table:table-cell table:style-name="ce6" office:value-type="float" office:value="27">
            <text:p>27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8">
            <text:p>28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8">
            <text:p>28</text:p>
          </table:table-cell>
          <table:table-cell table:style-name="ce29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9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9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8">
            <text:p>28</text:p>
          </table:table-cell>
          <table:table-cell table:style-name="ce29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9"/>
          <table:table-cell table:style-name="ce17"/>
          <table:table-cell/>
          <table:table-cell table:style-name="ce6" office:value-type="float" office:value="28">
            <text:p>28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29">
            <text:p>29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9">
            <text:p>29</text:p>
          </table:table-cell>
          <table:table-cell table:style-name="ce29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9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9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29">
            <text:p>29</text:p>
          </table:table-cell>
          <table:table-cell table:style-name="ce29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9"/>
          <table:table-cell table:style-name="ce17"/>
          <table:table-cell/>
          <table:table-cell table:style-name="ce6" office:value-type="float" office:value="29">
            <text:p>29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0">
            <text:p>30</text:p>
          </table:table-cell>
          <table:table-cell table:style-name="ce29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9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9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0">
            <text:p>30</text:p>
          </table:table-cell>
          <table:table-cell table:style-name="ce29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9"/>
          <table:table-cell table:style-name="ce17"/>
          <table:table-cell/>
          <table:table-cell table:style-name="ce6" office:value-type="float" office:value="30">
            <text:p>30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1">
            <text:p>31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1">
            <text:p>31</text:p>
          </table:table-cell>
          <table:table-cell table:style-name="ce29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9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9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1">
            <text:p>31</text:p>
          </table:table-cell>
          <table:table-cell table:style-name="ce29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9"/>
          <table:table-cell table:style-name="ce17"/>
          <table:table-cell/>
          <table:table-cell table:style-name="ce6" office:value-type="float" office:value="31">
            <text:p>31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2">
            <text:p>32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2">
            <text:p>32</text:p>
          </table:table-cell>
          <table:table-cell table:style-name="ce29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9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9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2">
            <text:p>32</text:p>
          </table:table-cell>
          <table:table-cell table:style-name="ce29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9"/>
          <table:table-cell table:style-name="ce17"/>
          <table:table-cell/>
          <table:table-cell table:style-name="ce6" office:value-type="float" office:value="32">
            <text:p>32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3">
            <text:p>33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3">
            <text:p>33</text:p>
          </table:table-cell>
          <table:table-cell table:style-name="ce29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9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9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3">
            <text:p>33</text:p>
          </table:table-cell>
          <table:table-cell table:style-name="ce29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9"/>
          <table:table-cell table:style-name="ce17"/>
          <table:table-cell/>
          <table:table-cell table:style-name="ce6" office:value-type="float" office:value="33">
            <text:p>33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4">
            <text:p>34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4">
            <text:p>34</text:p>
          </table:table-cell>
          <table:table-cell table:style-name="ce29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9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9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4">
            <text:p>34</text:p>
          </table:table-cell>
          <table:table-cell table:style-name="ce29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9"/>
          <table:table-cell table:style-name="ce17"/>
          <table:table-cell/>
          <table:table-cell table:style-name="ce6" office:value-type="float" office:value="34">
            <text:p>34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5">
            <text:p>35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5">
            <text:p>35</text:p>
          </table:table-cell>
          <table:table-cell table:style-name="ce29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9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9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5">
            <text:p>35</text:p>
          </table:table-cell>
          <table:table-cell table:style-name="ce29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9"/>
          <table:table-cell table:style-name="ce17"/>
          <table:table-cell/>
          <table:table-cell table:style-name="ce6" office:value-type="float" office:value="35">
            <text:p>35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6">
            <text:p>36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6">
            <text:p>36</text:p>
          </table:table-cell>
          <table:table-cell table:style-name="ce29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9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9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6">
            <text:p>36</text:p>
          </table:table-cell>
          <table:table-cell table:style-name="ce29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9"/>
          <table:table-cell table:style-name="ce17"/>
          <table:table-cell/>
          <table:table-cell table:style-name="ce6" office:value-type="float" office:value="36">
            <text:p>36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7">
            <text:p>37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7">
            <text:p>37</text:p>
          </table:table-cell>
          <table:table-cell table:style-name="ce29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9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9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7">
            <text:p>37</text:p>
          </table:table-cell>
          <table:table-cell table:style-name="ce29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9"/>
          <table:table-cell table:style-name="ce17"/>
          <table:table-cell/>
          <table:table-cell table:style-name="ce6" office:value-type="float" office:value="37">
            <text:p>37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8">
            <text:p>38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8">
            <text:p>38</text:p>
          </table:table-cell>
          <table:table-cell table:style-name="ce29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9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9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8">
            <text:p>38</text:p>
          </table:table-cell>
          <table:table-cell table:style-name="ce29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9"/>
          <table:table-cell table:style-name="ce17"/>
          <table:table-cell/>
          <table:table-cell table:style-name="ce6" office:value-type="float" office:value="38">
            <text:p>38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39">
            <text:p>39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9">
            <text:p>39</text:p>
          </table:table-cell>
          <table:table-cell table:style-name="ce29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9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9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9"/>
          <table:table-cell table:style-name="ce17"/>
          <table:table-cell table:style-name="ce20"/>
          <table:table-cell table:style-name="ce6" office:value-type="float" office:value="39">
            <text:p>39</text:p>
          </table:table-cell>
          <table:table-cell table:style-name="ce29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9"/>
          <table:table-cell table:style-name="ce17"/>
          <table:table-cell/>
          <table:table-cell table:style-name="ce6" office:value-type="float" office:value="39">
            <text:p>39</text:p>
          </table:table-cell>
          <table:table-cell table:style-name="ce29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0"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 table:style-name="ce20"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/>
          <table:table-cell table:style-name="ce7"/>
          <table:table-cell table:style-name="ce16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style-name="ce20"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style-name="ce20"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P.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35"/>
        </table:table-row>
        <table:table-row table:style-name="ro2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 R$ (</number:text>
      <number:number number:decimal-places="2" number:min-integer-digits="1" number:grouping="true"/>
      <number:text>)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06-01T16:04:15</dc:date>
    <meta:editing-duration>PT35M32S</meta:editing-duration>
    <meta:editing-cycles>12</meta:editing-cycles>
    <meta:generator>LibreOffice/3.5$Linux_x86 LibreOffice_project/350m1$Build-2</meta:generator>
    <meta:document-statistic meta:table-count="4" meta:cell-count="2500" meta:object-count="0"/>
  </office:meta>
</office:document-meta>
</file>